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rabic">اَلسَّلَامُ عَلَيْكُمْ * وَ عَلَيْهِ السَّلَانِ</text:p>
      <text:p text:style-name="Arabic">سَالَ نْدَ ۏٖيْنْيٖ إِيْنْدٖ * هٗوْدِ نْدَ ۏٖيْنْيٖ نْدَانِ</text:p>
      <text:p text:style-name="Arabic">نَ سَالَ هِيْ نْدَ ذِيْچَ * مْسِوٗوْنٖ نِأَمَانِ</text:p>
      <text:p text:style-name="Arabic">سَاسَ ٹْوَتَاكَچِئَ پٖيْفُ * چُتَمْوِيْچَ شٖيْهٖ ڠَانِ</text:p>
      <text:p text:style-name="Arabic">چُتَمْوِيْچَ مْفِراَدٗ * ۏَ پِيْلِ مْكٗيَمَانِ</text:p>
      <text:p text:style-name="Arabic">پٖيْنْبٖ نِ أُڤٖيْذٗ ۏَانْڠُ * هُوْلَ كْوَ مَڠٖيْڠٗ نْڈَانِ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4:41:07.962326338</meta:creation-date>
    <meta:editing-duration>PT2M23S</meta:editing-duration>
    <meta:editing-cycles>6</meta:editing-cycles>
    <meta:generator>LibreOffice/4.2.4.2$Linux_X86_64 LibreOffice_project/420m0$Build-2</meta:generator>
    <dc:title>andika</dc:title>
    <meta:initial-creator>Kevin Donnelly</meta:initial-creator>
    <dc:date>2014-08-06T11:00:57.265058993</dc:date>
    <dc:creator>Kevin Donnelly</dc:creator>
    <meta:document-statistic meta:table-count="0" meta:image-count="0" meta:object-count="0" meta:page-count="1" meta:paragraph-count="6" meta:word-count="45" meta:character-count="186" meta:non-whitespace-character-count="147"/>
    <meta:template xlink:type="simple" xlink:actuate="onRequest" xlink:title="andika" xlink:href="../../../../../data/libreoffice/templates/andika.ott" meta:date="2014-08-05T14:41:07.857229711"/>
  </office:meta>
</office:document-meta>
</file>